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948" officeooo:paragraph-rsid="000e2948"/>
    </style:style>
    <style:style style:name="P2" style:family="paragraph" style:parent-style-name="Standard">
      <style:text-properties officeooo:rsid="000e2948" officeooo:paragraph-rsid="000e2948"/>
    </style:style>
    <style:style style:name="T1" style:family="text">
      <style:text-properties officeooo:rsid="00103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 so<text:span text:style-name="T1">ns</text:span></text:p>
      <text:p text:style-name="P1"/>
      <text:p text:style-name="P1"><text:a xlink:type="simple" xlink:href="https://freesound.org/people/derplayer/sounds/587195/" text:style-name="Internet_20_link" text:visited-style-name="Visited_20_Internet_20_Link">https://freesound.org/people/derplayer/sounds/587195/</text:a></text:p>
      <text:p text:style-name="P1"/>
      <text:p text:style-name="P1"><text:a xlink:type="simple" xlink:href="https://freesound.org/people/Robinhood76/sounds/342432/" text:style-name="Internet_20_link" text:visited-style-name="Visited_20_Internet_20_Link">https://freesound.org/people/Robinhood76/sounds/342432/</text:a></text:p>
      <text:p text:style-name="P1"/>
      <text:p text:style-name="P1"><text:a xlink:type="simple" xlink:href="https://freesound.org/people/jliloco/sounds/364318/" text:style-name="Internet_20_link" text:visited-style-name="Visited_20_Internet_20_Link">https://freesound.org/people/jliloco/sounds/364318/</text:a></text:p>
      <text:p text:style-name="P1"/>
      <text:p text:style-name="P1"><text:a xlink:type="simple" xlink:href="https://freesound.org/people/zandernoriega/sounds/162387/" text:style-name="Internet_20_link" text:visited-style-name="Visited_20_Internet_20_Link">https://freesound.org/people/zandernoriega/sounds/162387/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2T16:28:11.486000000</meta:creation-date>
    <dc:date>2023-07-23T11:36:01.922000000</dc:date>
    <meta:editing-duration>PT13M25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6" meta:character-count="225" meta:non-whitespace-character-count="224"/>
  </office:meta>
</office:document-meta>
</file>